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able_20_Contents">
      <style:text-properties officeooo:rsid="001468ec" officeooo:paragraph-rsid="001468ec"/>
    </style:style>
    <style:style style:name="P5" style:family="paragraph" style:parent-style-name="Table_20_Contents">
      <style:text-properties officeooo:rsid="0014af41" officeooo:paragraph-rsid="0014af41"/>
    </style:style>
    <style:style style:name="P6" style:family="paragraph" style:parent-style-name="Table_20_Contents">
      <style:text-properties officeooo:rsid="0015bec7" officeooo:paragraph-rsid="0015bec7"/>
    </style:style>
    <style:style style:name="P7" style:family="paragraph" style:parent-style-name="Table_20_Contents">
      <style:text-properties officeooo:rsid="001823c5" officeooo:paragraph-rsid="001823c5"/>
    </style:style>
    <style:style style:name="P8" style:family="paragraph" style:parent-style-name="Table_20_Contents">
      <style:text-properties officeooo:rsid="00199987" officeooo:paragraph-rsid="00199987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0d063f" officeooo:paragraph-rsid="000d063f"/>
    </style:style>
    <style:style style:name="P12" style:family="paragraph" style:parent-style-name="Azione_20_attore">
      <style:text-properties officeooo:paragraph-rsid="001ccc2f"/>
    </style:style>
    <style:style style:name="P13" style:family="paragraph" style:parent-style-name="Azione_20_sistema">
      <style:text-properties officeooo:rsid="000d063f" officeooo:paragraph-rsid="000d063f"/>
    </style:style>
    <style:style style:name="P14" style:family="paragraph" style:parent-style-name="Azione_20_sistema">
      <style:text-properties officeooo:rsid="000ecb4d" officeooo:paragraph-rsid="000d063f"/>
    </style:style>
    <style:style style:name="P15" style:family="paragraph" style:parent-style-name="Azione_20_sistema">
      <style:text-properties officeooo:rsid="000ecb4d" officeooo:paragraph-rsid="000ecb4d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b431b" officeooo:paragraph-rsid="001b431b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4af41"/>
    </style:style>
    <style:style style:name="T6" style:family="text">
      <style:text-properties officeooo:rsid="00177062"/>
    </style:style>
    <style:style style:name="T7" style:family="text">
      <style:text-properties officeooo:rsid="001b431b"/>
    </style:style>
    <style:style style:name="T8" style:family="text">
      <style:text-properties officeooo:rsid="001ccc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tiro scolastic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Autenticazione</text:span> effettuata con i rel<text:span text:style-name="T3">a</text:span>tivi permessi di visualizzazioni dati personali <text:span text:style-name="T8">e l</text:span><text:span text:style-name="T5">'iscrizione è stata effettuata e l'iscritto frequenta già 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93776" text:style-name="Numerazione_20_UC">
              <text:list-item text:start-value="1">
                <text:p text:style-name="P11"><text:span text:style-name="T5"><text:s/>Il genitore</text:span> accede alla pagina <text:span text:style-name="T4">del proprio profilo</text:span>.</text:p>
                <text:p text:style-name="P16"/>
              </text:list-item>
              <text:list-item>
                <text:p text:style-name="P13"><text:s/>Il sistema mostra la <text:span text:style-name="T4">sezione e le varie funzioni disponibili</text:span><text:span text:style-name="T7">.</text:span></text:p>
              </text:list-item>
            </text:list>
            <text:list xml:id="list39682323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39693888" text:continue-list="list39693776" text:style-name="Numerazione_20_UC">
              <text:list-item>
                <text:p text:style-name="P12"><text:span text:style-name="T1"><text:s/>L'impiegato </text:span><text:span text:style-name="T2">sceglie </text:span><text:span text:style-name="T5">ritirare la propria iscrizione all'asilo</text:span><text:span text:style-name="T4"> e inoltra la richiesta.</text:span></text:p>
                <text:p text:style-name="P14"/>
              </text:list-item>
              <text:list-item>
                <text:p text:style-name="P15"><text:s/>Il sistema mostra <text:span text:style-name="T4">in ritorno la </text:span><text:span text:style-name="T6">conferma dell'avvenuta terminazione dell'operaz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6">un messaggio di conferm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Il sistema deve rispondere in al più 5 secondi</text:p>
          </table:table-cell>
        </table:table-row>
      </table:table>
      <text:p text:style-name="P10"/>
      <text:p text:style-name="P17">UC_A_40 Ritiro scolast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7M39S</meta:editing-duration>
    <meta:editing-cycles>12</meta:editing-cycles>
    <meta:generator>LibreOffice/3.6$Windows_x86 LibreOffice_project/da8c1e6-fd468f4-454e206-f42a4a9-143cfd</meta:generator>
    <dc:date>2012-10-23T19:55:38.80</dc:date>
    <meta:document-statistic meta:table-count="1" meta:image-count="0" meta:object-count="0" meta:page-count="1" meta:paragraph-count="20" meta:word-count="105" meta:character-count="724" meta:non-whitespace-character-count="639"/>
  </office:meta>
</office:document-meta>
</file>